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tham-Rounded-Bold" svg:font-family="Gotham-Rounded-Bold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7.59cm" fo:break-before="page" table:align="margins"/>
    </style:style>
    <style:style style:name="Tabla12.A" style:family="table-column">
      <style:table-column-properties style:column-width="8.795cm" style:rel-column-width="3276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59cm" fo:break-before="page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B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>
      <style:paragraph-properties fo:margin-left="0cm" fo:margin-right="0cm" fo:margin-top="0cm" fo:margin-bottom="0.079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3e4e5a" loext:opacity="100%" style:font-name="Gotham-Rounded-Bold" fo:font-size="18pt" fo:letter-spacing="normal" fo:font-style="normal" fo:font-weight="normal"/>
    </style:style>
    <style:style style:name="P2" style:family="paragraph" style:parent-style-name="Standard">
      <style:text-properties officeooo:paragraph-rsid="000626b9"/>
    </style:style>
    <style:style style:name="P3" style:family="paragraph" style:parent-style-name="Standard">
      <style:text-properties officeooo:rsid="000626b9" officeooo:paragraph-rsid="000626b9"/>
    </style:style>
    <style:style style:name="P4" style:family="paragraph" style:parent-style-name="Table_20_Contents">
      <style:text-properties officeooo:rsid="0004427b" officeooo:paragraph-rsid="0004427b"/>
    </style:style>
    <style:style style:name="P5" style:family="paragraph" style:parent-style-name="Table_20_Contents">
      <style:text-properties officeooo:rsid="0004427b" officeooo:paragraph-rsid="000626b9"/>
    </style:style>
    <style:style style:name="P6" style:family="paragraph" style:parent-style-name="Table_20_Contents">
      <style:text-properties officeooo:rsid="0004427b" officeooo:paragraph-rsid="00085fe0"/>
    </style:style>
    <style:style style:name="P7" style:family="paragraph" style:parent-style-name="Table_20_Contents">
      <style:text-properties officeooo:paragraph-rsid="000626b9"/>
    </style:style>
    <style:style style:name="P8" style:family="paragraph" style:parent-style-name="Table_20_Contents">
      <style:text-properties officeooo:rsid="000626b9" officeooo:paragraph-rsid="000626b9"/>
    </style:style>
    <style:style style:name="P9" style:family="paragraph" style:parent-style-name="Table_20_Contents">
      <style:text-properties officeooo:rsid="0007edca" officeooo:paragraph-rsid="0007edca"/>
    </style:style>
    <style:style style:name="P10" style:family="paragraph" style:parent-style-name="Table_20_Contents">
      <style:text-properties officeooo:rsid="00085fe0" officeooo:paragraph-rsid="00085fe0"/>
    </style:style>
    <style:style style:name="P11" style:family="paragraph" style:parent-style-name="Table_20_Contents">
      <style:text-properties officeooo:rsid="00085fe0" officeooo:paragraph-rsid="000a0aba"/>
    </style:style>
    <style:style style:name="P12" style:family="paragraph" style:parent-style-name="Table_20_Contents">
      <style:text-properties officeooo:rsid="000a0aba" officeooo:paragraph-rsid="000a0aba"/>
    </style:style>
    <style:style style:name="T1" style:family="text">
      <style:text-properties officeooo:rsid="000626b9"/>
    </style:style>
    <style:style style:name="T2" style:family="text">
      <style:text-properties officeooo:rsid="000a0a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ultado:<text:span text:style-name="T2"> 15 de 15</text:span></text:p>
      <text:p text:style-name="Standard"/>
      <table:table table:name="Tabla7" table:style-name="Tabla7">
        <table:table-column table:style-name="Tabla7.A" table:number-columns-repeated="2"/>
        <table:table-row table:style-name="TableLine1585981827920">
          <table:table-cell table:style-name="Tabla7.A1" table:number-rows-spanned="4" office:value-type="string">
            <text:p text:style-name="P7">function a(){</text:p>
            <text:p text:style-name="P7"><text:s text:c="4"/>return 35;</text:p>
            <text:p text:style-name="P7">}</text:p>
            <text:p text:style-name="P7">console.log(a())</text:p>
          </table:table-cell>
          <table:table-cell table:style-name="Tabla7.B1" office:value-type="string">
            <text:p text:style-name="P4">Predicción <text:span text:style-name="T1">Salida</text:span></text:p>
          </table:table-cell>
        </table:table-row>
        <table:table-row table:style-name="TableLine1585981827920">
          <table:covered-table-cell/>
          <table:table-cell table:style-name="Tabla7.B2" office:value-type="string">
            <text:p text:style-name="P4">35</text:p>
          </table:table-cell>
        </table:table-row>
        <table:table-row table:style-name="TableLine1585981827920">
          <table:covered-table-cell/>
          <table:table-cell table:style-name="Tabla7.B3" office:value-type="string">
            <text:p text:style-name="P5">Real <text:span text:style-name="T1">Salida</text:span></text:p>
          </table:table-cell>
        </table:table-row>
        <table:table-row table:style-name="TableLine1585981827920">
          <table:covered-table-cell/>
          <table:table-cell table:style-name="Tabla7.B4" office:value-type="string">
            <text:p text:style-name="P10">35</text:p>
          </table:table-cell>
        </table:table-row>
      </table:table>
      <text:p text:style-name="Standard"/>
      <table:table table:name="Tabla8" table:style-name="Tabla8">
        <table:table-column table:style-name="Tabla8.A" table:number-columns-repeated="2"/>
        <table:table-row table:style-name="TableLine1585981828192">
          <table:table-cell table:style-name="Tabla8.A1" table:number-rows-spanned="4" office:value-type="string">
            <text:p text:style-name="P7">function a(){</text:p>
            <text:p text:style-name="P7"><text:s text:c="4"/>return 4;</text:p>
            <text:p text:style-name="P7">}</text:p>
            <text:p text:style-name="P7">console.log(a()+a());</text:p>
          </table:table-cell>
          <table:table-cell table:style-name="Tabla8.B1" office:value-type="string">
            <text:p text:style-name="P5">Predicción <text:span text:style-name="T1">Salida</text:span></text:p>
          </table:table-cell>
        </table:table-row>
        <table:table-row table:style-name="TableLine1585981828192">
          <table:covered-table-cell/>
          <table:table-cell table:style-name="Tabla8.B2" office:value-type="string">
            <text:p text:style-name="P5">8</text:p>
          </table:table-cell>
        </table:table-row>
        <table:table-row table:style-name="TableLine1585981828192">
          <table:covered-table-cell/>
          <table:table-cell table:style-name="Tabla8.B3" office:value-type="string">
            <text:p text:style-name="P5">Real <text:span text:style-name="T1">Salida</text:span></text:p>
          </table:table-cell>
        </table:table-row>
        <table:table-row table:style-name="TableLine1585981828192">
          <table:covered-table-cell/>
          <table:table-cell table:style-name="Tabla8.B4" office:value-type="string">
            <text:p text:style-name="P10">8</text:p>
          </table:table-cell>
        </table:table-row>
      </table:table>
      <text:p text:style-name="P2"/>
      <table:table table:name="Tabla9" table:style-name="Tabla9">
        <table:table-column table:style-name="Tabla9.A" table:number-columns-repeated="2"/>
        <table:table-row table:style-name="TableLine1585981813232">
          <table:table-cell table:style-name="Tabla9.A1" table:number-rows-spanned="4" office:value-type="string">
            <text:p text:style-name="P7">function a(b){</text:p>
            <text:p text:style-name="P7"><text:s text:c="4"/>return b;</text:p>
            <text:p text:style-name="P7">}</text:p>
            <text:p text:style-name="P7">console.log(a(2)+a(4));</text:p>
          </table:table-cell>
          <table:table-cell table:style-name="Tabla9.B1" office:value-type="string">
            <text:p text:style-name="P5">Predicción <text:span text:style-name="T1">Salida</text:span></text:p>
          </table:table-cell>
        </table:table-row>
        <table:table-row table:style-name="TableLine1585981813232">
          <table:covered-table-cell/>
          <table:table-cell table:style-name="Tabla9.B2" office:value-type="string">
            <text:p text:style-name="P8">6</text:p>
          </table:table-cell>
        </table:table-row>
        <table:table-row table:style-name="TableLine1585981813232">
          <table:covered-table-cell/>
          <table:table-cell table:style-name="Tabla9.B3" office:value-type="string">
            <text:p text:style-name="P5">Real <text:span text:style-name="T1">Salida</text:span></text:p>
          </table:table-cell>
        </table:table-row>
        <table:table-row table:style-name="TableLine1585981813232">
          <table:covered-table-cell/>
          <table:table-cell table:style-name="Tabla9.B4" office:value-type="string">
            <text:p text:style-name="P10">6</text:p>
          </table:table-cell>
        </table:table-row>
      </table:table>
      <text:p text:style-name="P2"/>
      <table:table table:name="Tabla10" table:style-name="Tabla10">
        <table:table-column table:style-name="Tabla10.A" table:number-columns-repeated="2"/>
        <table:table-row table:style-name="TableLine1585981813776">
          <table:table-cell table:style-name="Tabla10.A1" table:number-rows-spanned="4" office:value-type="string">
            <text:p text:style-name="P7">function a(b){</text:p>
            <text:p text:style-name="P7">    console.log(b);</text:p>
            <text:p text:style-name="P7"><text:s text:c="4"/>return b*3;</text:p>
            <text:p text:style-name="P7">}</text:p>
            <text:p text:style-name="P7">console.log(a(3));</text:p>
          </table:table-cell>
          <table:table-cell table:style-name="Tabla10.B1" office:value-type="string">
            <text:p text:style-name="P5">Predicción <text:span text:style-name="T1">Salida</text:span></text:p>
          </table:table-cell>
        </table:table-row>
        <table:table-row table:style-name="TableLine1585981813776">
          <table:covered-table-cell/>
          <table:table-cell table:style-name="Tabla10.B2" office:value-type="string">
            <text:p text:style-name="P5">3</text:p>
            <text:p text:style-name="P5">9</text:p>
          </table:table-cell>
        </table:table-row>
        <table:table-row table:style-name="TableLine1585981813776">
          <table:covered-table-cell/>
          <table:table-cell table:style-name="Tabla10.B3" office:value-type="string">
            <text:p text:style-name="P5">Real <text:span text:style-name="T1">Salida</text:span></text:p>
          </table:table-cell>
        </table:table-row>
        <table:table-row table:style-name="TableLine1585981813776">
          <table:covered-table-cell/>
          <table:table-cell table:style-name="Tabla10.B4" office:value-type="string">
            <text:p text:style-name="P10">3</text:p>
            <text:p text:style-name="P10">9</text:p>
          </table:table-cell>
        </table:table-row>
      </table:table>
      <text:p text:style-name="P2"/>
      <table:table table:name="Tabla11" table:style-name="Tabla11">
        <table:table-column table:style-name="Tabla11.A" table:number-columns-repeated="2"/>
        <table:table-row table:style-name="TableLine1585981833904">
          <table:table-cell table:style-name="Tabla11.A1" table:number-rows-spanned="4" office:value-type="string">
            <text:p text:style-name="P7">function a(b){</text:p>
            <text:p text:style-name="P7"><text:s text:c="3"/>return b*4;</text:p>
            <text:p text:style-name="P7"><text:s text:c="3"/>console.log(b);</text:p>
            <text:p text:style-name="P7">}</text:p>
            <text:p text:style-name="P7">console.log(a(10));</text:p>
          </table:table-cell>
          <table:table-cell table:style-name="Tabla11.B1" office:value-type="string">
            <text:p text:style-name="P5">Predicción <text:span text:style-name="T1">Salida</text:span></text:p>
          </table:table-cell>
        </table:table-row>
        <table:table-row table:style-name="TableLine1585981833904">
          <table:covered-table-cell/>
          <table:table-cell table:style-name="Tabla11.B2" office:value-type="string">
            <text:p text:style-name="P8">40</text:p>
          </table:table-cell>
        </table:table-row>
        <table:table-row table:style-name="TableLine1585981833904">
          <table:covered-table-cell/>
          <table:table-cell table:style-name="Tabla11.B3" office:value-type="string">
            <text:p text:style-name="P5">Real <text:span text:style-name="T1">Salida</text:span></text:p>
          </table:table-cell>
        </table:table-row>
        <table:table-row table:style-name="TableLine1585981833904">
          <table:covered-table-cell/>
          <table:table-cell table:style-name="Tabla11.B4" office:value-type="string">
            <text:p text:style-name="P10">40</text:p>
          </table:table-cell>
        </table:table-row>
      </table:table>
      <text:p text:style-name="P2"/>
      <table:table table:name="Tabla12" table:style-name="Tabla12">
        <table:table-column table:style-name="Tabla12.A" table:number-columns-repeated="2"/>
        <table:table-row table:style-name="TableLine1585981815680">
          <table:table-cell table:style-name="Tabla12.A1" table:number-rows-spanned="4" office:value-type="string">
            <text:p text:style-name="P7">function a(b){</text:p>
            <text:p text:style-name="P7"><text:s text:c="4"/>if(b&lt;10) {</text:p>
            <text:p text:style-name="P7"><text:s text:c="8"/>return 2;</text:p>
            <text:p text:style-name="P7"><text:s text:c="4"/>}</text:p>
            <text:p text:style-name="P7">    else <text:s text:c="4"/>{</text:p>
            <text:p text:style-name="P7"><text:s text:c="8"/>return 4;</text:p>
            <text:p text:style-name="P7"><text:s text:c="4"/>}</text:p>
            <text:p text:style-name="P7"><text:s text:c="4"/>console.log(b);</text:p>
            <text:p text:style-name="P7">}</text:p>
            <text:p text:style-name="P7">console.log(a(15));</text:p>
          </table:table-cell>
          <table:table-cell table:style-name="Tabla12.B1" office:value-type="string">
            <text:p text:style-name="P5">Predicción <text:span text:style-name="T1">Salida</text:span></text:p>
          </table:table-cell>
        </table:table-row>
        <table:table-row table:style-name="TableLine1585981815680">
          <table:covered-table-cell/>
          <table:table-cell table:style-name="Tabla12.B2" office:value-type="string">
            <text:p text:style-name="P8">4</text:p>
          </table:table-cell>
        </table:table-row>
        <table:table-row table:style-name="TableLine1585981815680">
          <table:covered-table-cell/>
          <table:table-cell table:style-name="Tabla12.B3" office:value-type="string">
            <text:p text:style-name="P5">Real <text:span text:style-name="T1">Salida</text:span></text:p>
          </table:table-cell>
        </table:table-row>
        <table:table-row table:style-name="TableLine1585981815680">
          <table:covered-table-cell/>
          <table:table-cell table:style-name="Tabla12.B4" office:value-type="string">
            <text:p text:style-name="P10">4</text:p>
          </table:table-cell>
        </table:table-row>
      </table:table>
      <text:p text:style-name="Standard"/>
      <table:table table:name="Tabla1" table:style-name="Tabla1">
        <table:table-column table:style-name="Tabla1.A" table:number-columns-repeated="2"/>
        <table:table-row table:style-name="TableLine1585981818400">
          <table:table-cell table:style-name="Tabla1.A1" table:number-rows-spanned="4" office:value-type="string">
            <text:p text:style-name="Table_20_Contents">function a(b,c){</text:p>
            <text:p text:style-name="Table_20_Contents"><text:s text:c="4"/>return b*c;</text:p>
            <text:p text:style-name="Table_20_Contents">}</text:p>
            <text:p text:style-name="Table_20_Contents">console.log(10,3);</text:p>
            <text:p text:style-name="Table_20_Contents">console.log( a(3,10) );</text:p>
          </table:table-cell>
          <table:table-cell table:style-name="Tabla1.B1" office:value-type="string">
            <text:p text:style-name="P5">Predicción <text:span text:style-name="T1">Salida</text:span></text:p>
          </table:table-cell>
        </table:table-row>
        <table:table-row table:style-name="TableLine1585981818400">
          <table:covered-table-cell/>
          <table:table-cell table:style-name="Tabla1.B2" office:value-type="string">
            <text:p text:style-name="P9">10</text:p>
            <text:p text:style-name="P9">3</text:p>
            <text:p text:style-name="P9">30</text:p>
          </table:table-cell>
        </table:table-row>
        <table:table-row table:style-name="TableLine1585981818400">
          <table:covered-table-cell/>
          <table:table-cell table:style-name="Tabla1.B3" office:value-type="string">
            <text:p text:style-name="P5">Real <text:span text:style-name="T1">Salida</text:span></text:p>
          </table:table-cell>
        </table:table-row>
        <table:table-row table:style-name="TableLine1585981818400">
          <table:covered-table-cell/>
          <table:table-cell table:style-name="Tabla1.B4" office:value-type="string">
            <text:p text:style-name="P10">10</text:p>
            <text:p text:style-name="P10">3</text:p>
            <text:p text:style-name="P10">30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2"/>
        <table:table-row table:style-name="TableLine1585981812144">
          <table:table-cell table:style-name="Tabla2.A1" table:number-rows-spanned="4" office:value-type="string">
            <text:p text:style-name="Table_20_Contents">function a(b){</text:p>
            <text:p text:style-name="Table_20_Contents"><text:s text:c="4"/>for(var i=0; i&lt;10; i++){</text:p>
            <text:p text:style-name="Table_20_Contents"><text:s text:c="8"/>console.log(i);</text:p>
            <text:p text:style-name="Table_20_Contents"><text:s text:c="4"/>}</text:p>
            <text:p text:style-name="Table_20_Contents"><text:s text:c="4"/>return i;</text:p>
            <text:p text:style-name="Table_20_Contents">}</text:p>
            <text:p text:style-name="Table_20_Contents">console.log(3);</text:p>
            <text:p text:style-name="Table_20_Contents">console.log(4);</text:p>
          </table:table-cell>
          <table:table-cell table:style-name="Tabla2.B1" office:value-type="string">
            <text:p text:style-name="P5">Predicción <text:span text:style-name="T1">Salida</text:span></text:p>
          </table:table-cell>
        </table:table-row>
        <table:table-row table:style-name="TableLine1585981812144">
          <table:covered-table-cell/>
          <table:table-cell table:style-name="Tabla2.B2" office:value-type="string">
            <text:p text:style-name="P9">3</text:p>
            <text:p text:style-name="P9">4</text:p>
          </table:table-cell>
        </table:table-row>
        <table:table-row table:style-name="TableLine1585981812144">
          <table:covered-table-cell/>
          <table:table-cell table:style-name="Tabla2.B3" office:value-type="string">
            <text:p text:style-name="P5">Real <text:span text:style-name="T1">Salida</text:span></text:p>
          </table:table-cell>
        </table:table-row>
        <table:table-row table:style-name="TableLine1585981812144">
          <table:covered-table-cell/>
          <table:table-cell table:style-name="Tabla2.B4" office:value-type="string">
            <text:p text:style-name="P10">3</text:p>
            <text:p text:style-name="P10">4</text:p>
          </table:table-cell>
        </table:table-row>
      </table:table>
      <text:p text:style-name="Standard"/>
      <table:table table:name="Tabla3" table:style-name="Tabla3">
        <table:table-column table:style-name="Tabla3.A" table:number-columns-repeated="2"/>
        <table:table-row table:style-name="TableLine1586106630208">
          <table:table-cell table:style-name="Tabla3.A1" table:number-rows-spanned="4" office:value-type="string">
            <text:p text:style-name="Table_20_Contents">function a(){</text:p>
            <text:p text:style-name="Table_20_Contents"><text:s text:c="4"/>for(var i=0; i&lt;10; i++){</text:p>
            <text:p text:style-name="Table_20_Contents"><text:s text:c="8"/>i = i +2;</text:p>
            <text:p text:style-name="Table_20_Contents"><text:s text:c="8"/>console.log(i);</text:p>
            <text:p text:style-name="Table_20_Contents"><text:s text:c="4"/>}</text:p>
            <text:p text:style-name="Table_20_Contents">}</text:p>
            <text:p text:style-name="Table_20_Contents">a();</text:p>
          </table:table-cell>
          <table:table-cell table:style-name="Tabla3.B1" office:value-type="string">
            <text:p text:style-name="P5">Predicción <text:span text:style-name="T1">Salida</text:span></text:p>
          </table:table-cell>
        </table:table-row>
        <table:table-row table:style-name="TableLine1586106630208">
          <table:covered-table-cell/>
          <table:table-cell table:style-name="Tabla3.B2" office:value-type="string">
            <text:p text:style-name="P9">2</text:p>
            <text:p text:style-name="P9">5</text:p>
            <text:p text:style-name="P9">8</text:p>
            <text:p text:style-name="P9">11</text:p>
          </table:table-cell>
        </table:table-row>
        <table:table-row table:style-name="TableLine1586106630208">
          <table:covered-table-cell/>
          <table:table-cell table:style-name="Tabla3.B3" office:value-type="string">
            <text:p text:style-name="P5">Real <text:span text:style-name="T1">Salida</text:span></text:p>
          </table:table-cell>
        </table:table-row>
        <table:table-row table:style-name="TableLine1586106630208">
          <table:covered-table-cell/>
          <table:table-cell table:style-name="Tabla3.B4" office:value-type="string">
            <text:p text:style-name="P9">2</text:p>
            <text:p text:style-name="P9">5</text:p>
            <text:p text:style-name="P9">8</text:p>
            <text:p text:style-name="P9">11</text:p>
          </table:table-cell>
        </table:table-row>
      </table:table>
      <text:p text:style-name="Standard"/>
      <table:table table:name="Tabla4" table:style-name="Tabla4">
        <table:table-column table:style-name="Tabla4.A" table:number-columns-repeated="2"/>
        <table:table-row table:style-name="TableLine1585981824656">
          <table:table-cell table:style-name="Tabla4.A1" table:number-rows-spanned="4" office:value-type="string">
            <text:p text:style-name="Table_20_Contents">function a(b,c){</text:p>
            <text:p text:style-name="Table_20_Contents"><text:s text:c="4"/>for(var i=b; i&lt;c; i++) {</text:p>
            <text:p text:style-name="Table_20_Contents"><text:s text:c="7"/>console.log(i);</text:p>
            <text:p text:style-name="Table_20_Contents"><text:s text:c="3"/>}</text:p>
            <text:p text:style-name="Table_20_Contents"><text:s text:c="3"/>return b*c;</text:p>
            <text:p text:style-name="Table_20_Contents">}</text:p>
            <text:p text:style-name="Table_20_Contents">a(0,10);</text:p>
            <text:p text:style-name="Table_20_Contents">console.log(a(0,10));</text:p>
          </table:table-cell>
          <table:table-cell table:style-name="Tabla4.B1" office:value-type="string">
            <text:p text:style-name="P5">Predicción <text:span text:style-name="T1">Salida</text:span></text:p>
          </table:table-cell>
        </table:table-row>
        <table:table-row table:style-name="TableLine1585981824656">
          <table:covered-table-cell/>
          <table:table-cell table:style-name="Tabla4.B2" office:value-type="string">
            <text:p text:style-name="P9">0 1 2 3 4 5 6 7 8 9<text:span text:style-name="T2"> </text:span>0 1 2 3 4 5 6 7 8 9<text:span text:style-name="T2"> </text:span>0</text:p>
          </table:table-cell>
        </table:table-row>
        <table:table-row table:style-name="TableLine1585981824656">
          <table:covered-table-cell/>
          <table:table-cell table:style-name="Tabla4.B3" office:value-type="string">
            <text:p text:style-name="P5">Real <text:span text:style-name="T1">Salida</text:span></text:p>
          </table:table-cell>
        </table:table-row>
        <table:table-row table:style-name="TableLine1585981824656">
          <table:covered-table-cell/>
          <table:table-cell table:style-name="Tabla4.B4" office:value-type="string">
            <text:p text:style-name="P9">0 1 2 3 4 5 6 7 8 9<text:span text:style-name="T2"> </text:span>0 1 2 3 4 5 6 7 8 9<text:span text:style-name="T2"> </text:span>0</text:p>
          </table:table-cell>
        </table:table-row>
      </table:table>
      <text:p text:style-name="Standard"/>
      <table:table table:name="Tabla5" table:style-name="Tabla5">
        <table:table-column table:style-name="Tabla5.A" table:number-columns-repeated="2"/>
        <table:table-row table:style-name="TableLine1586104415696">
          <table:table-cell table:style-name="Tabla5.A1" table:number-rows-spanned="4" office:value-type="string">
            <text:p text:style-name="Table_20_Contents">function a(){</text:p>
            <text:p text:style-name="Table_20_Contents"><text:s text:c="4"/>for(var i=0; i&lt;10; i++){</text:p>
            <text:p text:style-name="Table_20_Contents"><text:s text:c="7"/>for(var j=0; j&lt;10; j++){</text:p>
            <text:p text:style-name="Table_20_Contents"><text:s text:c="11"/>console.log(j);</text:p>
            <text:p text:style-name="Table_20_Contents"><text:s text:c="7"/>}</text:p>
            <text:p text:style-name="Table_20_Contents"><text:s text:c="7"/>console.log(i);</text:p>
            <text:p text:style-name="Table_20_Contents"><text:s text:c="4"/>}</text:p>
            <text:p text:style-name="Table_20_Contents">}</text:p>
          </table:table-cell>
          <table:table-cell table:style-name="Tabla5.B1" office:value-type="string">
            <text:p text:style-name="P6">Predicción <text:span text:style-name="T1">Salida</text:span></text:p>
          </table:table-cell>
        </table:table-row>
        <table:table-row table:style-name="TableLine1586104415696">
          <table:covered-table-cell/>
          <table:table-cell table:style-name="Tabla5.B2" office:value-type="string">
            <text:p text:style-name="P10">no imprime</text:p>
          </table:table-cell>
        </table:table-row>
        <table:table-row table:style-name="TableLine1586104415696">
          <table:covered-table-cell/>
          <table:table-cell table:style-name="Tabla5.B3" office:value-type="string">
            <text:p text:style-name="P5">Real <text:span text:style-name="T1">Salida</text:span></text:p>
          </table:table-cell>
        </table:table-row>
        <table:table-row table:style-name="TableLine1586104415696">
          <table:covered-table-cell/>
          <table:table-cell table:style-name="Tabla5.B4" office:value-type="string">
            <text:p text:style-name="P11">no imprime</text:p>
          </table:table-cell>
        </table:table-row>
      </table:table>
      <text:p text:style-name="Standard"/>
      <table:table table:name="Tabla6" table:style-name="Tabla6">
        <table:table-column table:style-name="Tabla6.A" table:number-columns-repeated="2"/>
        <table:table-row table:style-name="TableLine1586104424128">
          <table:table-cell table:style-name="Tabla6.A1" table:number-rows-spanned="4" office:value-type="string">
            <text:p text:style-name="Table_20_Contents">function a(){</text:p>
            <text:p text:style-name="Table_20_Contents"><text:s text:c="4"/>for(var i=0; i&lt;10; i++){</text:p>
            <text:p text:style-name="Table_20_Contents"><text:s text:c="8"/>for(var j=0; j&lt;10; j++){</text:p>
            <text:p text:style-name="Table_20_Contents"><text:s text:c="12"/>console.log(i,j);</text:p>
            <text:p text:style-name="Table_20_Contents"><text:s text:c="8"/>}</text:p>
            <text:p text:style-name="Table_20_Contents"><text:s text:c="8"/>console.log(j,i);</text:p>
            <text:p text:style-name="Table_20_Contents"><text:s text:c="4"/>}</text:p>
            <text:p text:style-name="Table_20_Contents">}</text:p>
          </table:table-cell>
          <table:table-cell table:style-name="Tabla6.B1" office:value-type="string">
            <text:p text:style-name="P6">Predicción <text:span text:style-name="T1">Salida</text:span></text:p>
          </table:table-cell>
        </table:table-row>
        <table:table-row table:style-name="TableLine1586104424128">
          <table:covered-table-cell/>
          <table:table-cell table:style-name="Tabla6.B2" office:value-type="string">
            <text:p text:style-name="P10">no imprime</text:p>
          </table:table-cell>
        </table:table-row>
        <table:table-row table:style-name="TableLine1586104424128">
          <table:covered-table-cell/>
          <table:table-cell table:style-name="Tabla6.B3" office:value-type="string">
            <text:p text:style-name="P5">Real <text:span text:style-name="T1">Salida</text:span></text:p>
          </table:table-cell>
        </table:table-row>
        <table:table-row table:style-name="TableLine1586104424128">
          <table:covered-table-cell/>
          <table:table-cell table:style-name="Tabla6.B4" office:value-type="string">
            <text:p text:style-name="P11">no imprime</text:p>
          </table:table-cell>
        </table:table-row>
      </table:table>
      <text:p text:style-name="Standard"/>
      <table:table table:name="Tabla13" table:style-name="Tabla13">
        <table:table-column table:style-name="Tabla13.A" table:number-columns-repeated="2"/>
        <table:table-row table:style-name="TableLine1586104419776">
          <table:table-cell table:style-name="Tabla13.A1" table:number-rows-spanned="4" office:value-type="string">
            <text:p text:style-name="Table_20_Contents">var z = 10;</text:p>
            <text:p text:style-name="Table_20_Contents">function a(){</text:p>
            <text:p text:style-name="Table_20_Contents"><text:s text:c="4"/>var z = 15;</text:p>
            <text:p text:style-name="Table_20_Contents"><text:s text:c="4"/>console.log(z);</text:p>
            <text:p text:style-name="Table_20_Contents">}</text:p>
            <text:p text:style-name="Table_20_Contents">console.log(z);</text:p>
          </table:table-cell>
          <table:table-cell table:style-name="Tabla13.B1" office:value-type="string">
            <text:p text:style-name="P6">Predicción <text:span text:style-name="T1">Salida</text:span></text:p>
          </table:table-cell>
        </table:table-row>
        <table:table-row table:style-name="TableLine1586104419776">
          <table:covered-table-cell/>
          <table:table-cell table:style-name="Tabla13.B2" office:value-type="string">
            <text:p text:style-name="P10">10</text:p>
          </table:table-cell>
        </table:table-row>
        <table:table-row table:style-name="TableLine1586104419776">
          <table:covered-table-cell/>
          <table:table-cell table:style-name="Tabla13.B3" office:value-type="string">
            <text:p text:style-name="P5">Real <text:span text:style-name="T1">Salida</text:span></text:p>
          </table:table-cell>
        </table:table-row>
        <table:table-row table:style-name="TableLine1586104419776">
          <table:covered-table-cell/>
          <table:table-cell table:style-name="Tabla13.B4" office:value-type="string">
            <text:p text:style-name="P12">10</text:p>
          </table:table-cell>
        </table:table-row>
      </table:table>
      <text:p text:style-name="Standard"/>
      <table:table table:name="Tabla14" table:style-name="Tabla14">
        <table:table-column table:style-name="Tabla14.A" table:number-columns-repeated="2"/>
        <table:table-row table:style-name="TableLine1586104424672">
          <table:table-cell table:style-name="Tabla14.A1" table:number-rows-spanned="4" office:value-type="string">
            <text:p text:style-name="Table_20_Contents">var z = 10;</text:p>
            <text:p text:style-name="Table_20_Contents">function a(){</text:p>
            <text:p text:style-name="Table_20_Contents"><text:s text:c="4"/>var z = 15;</text:p>
            <text:p text:style-name="Table_20_Contents"><text:s text:c="4"/>console.log(z);</text:p>
            <text:p text:style-name="Table_20_Contents">}</text:p>
            <text:p text:style-name="Table_20_Contents">a();</text:p>
            <text:p text:style-name="Table_20_Contents">console.log(z);</text:p>
          </table:table-cell>
          <table:table-cell table:style-name="Tabla14.B1" office:value-type="string">
            <text:p text:style-name="P6">Predicción <text:span text:style-name="T1">Salida</text:span></text:p>
          </table:table-cell>
        </table:table-row>
        <table:table-row table:style-name="TableLine1586104424672">
          <table:covered-table-cell/>
          <table:table-cell table:style-name="Tabla14.B2" office:value-type="string">
            <text:p text:style-name="P10">15</text:p>
            <text:p text:style-name="P10">10</text:p>
          </table:table-cell>
        </table:table-row>
        <table:table-row table:style-name="TableLine1586104424672">
          <table:covered-table-cell/>
          <table:table-cell table:style-name="Tabla14.B3" office:value-type="string">
            <text:p text:style-name="P5">Real <text:span text:style-name="T1">Salida</text:span></text:p>
          </table:table-cell>
        </table:table-row>
        <table:table-row table:style-name="TableLine1586104424672">
          <table:covered-table-cell/>
          <table:table-cell table:style-name="Tabla14.B4" office:value-type="string">
            <text:p text:style-name="P12">15</text:p>
            <text:p text:style-name="P12">10</text:p>
          </table:table-cell>
        </table:table-row>
      </table:table>
      <text:p text:style-name="Standard"/>
      <table:table table:name="Tabla15" table:style-name="Tabla15">
        <table:table-column table:style-name="Tabla15.A" table:number-columns-repeated="2"/>
        <text:soft-page-break/>
        <table:table-row table:style-name="TableLine1586104431472">
          <table:table-cell table:style-name="Tabla15.A1" table:number-rows-spanned="4" office:value-type="string">
            <text:p text:style-name="Table_20_Contents">var z = 10;</text:p>
            <text:p text:style-name="Table_20_Contents">function a(){</text:p>
            <text:p text:style-name="Table_20_Contents"><text:s text:c="4"/>var z = 15;</text:p>
            <text:p text:style-name="Table_20_Contents"><text:s text:c="4"/>console.log(z);</text:p>
            <text:p text:style-name="Table_20_Contents"><text:s text:c="4"/>return z;</text:p>
            <text:p text:style-name="Table_20_Contents">}</text:p>
            <text:p text:style-name="Table_20_Contents">z = a();</text:p>
            <text:p text:style-name="Table_20_Contents">console.log(z);</text:p>
          </table:table-cell>
          <table:table-cell table:style-name="Tabla15.B1" office:value-type="string">
            <text:p text:style-name="P6">Predicción <text:span text:style-name="T1">Salida</text:span></text:p>
          </table:table-cell>
        </table:table-row>
        <table:table-row table:style-name="TableLine1586104431472">
          <table:covered-table-cell/>
          <table:table-cell table:style-name="Tabla15.B2" office:value-type="string">
            <text:p text:style-name="P10">15</text:p>
            <text:p text:style-name="P10">15</text:p>
          </table:table-cell>
        </table:table-row>
        <table:table-row table:style-name="TableLine1586104431472">
          <table:covered-table-cell/>
          <table:table-cell table:style-name="Tabla15.B3" office:value-type="string">
            <text:p text:style-name="P5">Real <text:span text:style-name="T1">Salida</text:span></text:p>
          </table:table-cell>
        </table:table-row>
        <table:table-row table:style-name="TableLine1586104431472">
          <table:covered-table-cell/>
          <table:table-cell table:style-name="Tabla15.B4" office:value-type="string">
            <text:p text:style-name="P10">15</text:p>
            <text:p text:style-name="P10">15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tham-Rounded-Bold" svg:font-family="Gotham-Rounded-Bold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.079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3e4e5a" loext:opacity="100%" style:font-name="Gotham-Rounded-Bold" fo:font-size="18pt" fo:letter-spacing="normal" fo:font-style="normal" fo:font-weight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Función Básica I</text:h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21:25:52.761000000</meta:creation-date>
    <dc:date>2021-04-15T22:11:17.013000000</dc:date>
    <meta:editing-duration>PT2M42S</meta:editing-duration>
    <meta:editing-cycles>1</meta:editing-cycles>
    <meta:document-statistic meta:table-count="15" meta:image-count="0" meta:object-count="0" meta:page-count="4" meta:paragraph-count="177" meta:word-count="331" meta:character-count="1955" meta:non-whitespace-character-count="1558"/>
    <meta:generator>LibreOffice/7.1.2.2$Windows_X86_64 LibreOffice_project/8a45595d069ef5570103caea1b71cc9d82b2aae4</meta:generator>
  </office:meta>
</office:document-meta>
</file>